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7cm" fo:min-width="17.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3" style:family="graphic" style:parent-style-name="standard">
      <style:graphic-properties draw:marker-start="Arrowheads_20_4" draw:marker-end="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marker-start="Arrowheads_20_4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Arrowheads_20_4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14.25cm" fo:min-width="15.2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cm" fo:min-width="9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21.75cm" fo:min-width="17.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22.176cm" fo:min-width="9.426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14.5cm" fo:min-width="15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top" draw:auto-grow-height="false" fo:min-height="22.5cm" fo:min-width="17.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cm" fo:min-width="7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4.262cm" fo:min-width="10.012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top" draw:auto-grow-height="false" fo:min-height="9.926cm" fo:min-width="9.426cm" style:writing-mode="lr-tb" loext:decorative="false"/>
      <style:paragraph-properties style:writing-mode="lr-tb"/>
    </style:style>
    <style:style style:name="P1" style:family="paragraph">
      <style:paragraph-properties fo:margin-left="0.7cm" fo:margin-right="0cm" fo:margin-top="0.4cm" fo:margin-bottom="0.6cm" fo:line-height="150%" fo:text-align="start" fo:text-indent="0cm"/>
    </style:style>
    <style:style style:name="P2" style:family="paragraph">
      <loext:graphic-properties draw:fill-color="#ffffff"/>
      <style:paragraph-properties fo:margin-left="0.7cm" fo:margin-right="0cm" fo:margin-top="0.4cm" fo:margin-bottom="0.6cm" fo:line-height="150%" fo:text-align="start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18cm" svg:height="7.25cm" svg:x="49.25cm" svg:y="49.75cm">
          <text:p text:style-name="P1">Snowflake cloud hostin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75cm" svg:height="3cm" svg:x="3.75cm" svg:y="3cm">
          <text:p text:style-name="P3">eCollision Oracle DB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6.75cm" svg:height="3cm" svg:x="3.75cm" svg:y="11.25cm">
          <text:p text:style-name="P3">eCollision Analytics DB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6.75cm" svg:height="3cm" svg:x="15cm" svg:y="6.25cm">
          <text:p text:style-name="P3">eCollision Fusion</text:p>
          <text:p text:style-name="P3"><text:s/>DB (PostgreSQL)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8.375cm" svg:y1="6.25cm" svg:x2="10.5cm" svg:y2="4.5cm" draw:start-shape="id1" draw:start-glue-point="0" draw:end-shape="id2" draw:end-glue-point="1" svg:d="M18375 6250v-1750h-7875" svg:viewBox="0 0 7876 1751">
          <text:p text:style-name="P3">Periodic retrieval</text:p>
        </draw:connector>
        <draw:connector draw:style-name="gr4" draw:text-style-name="P3" draw:layer="layout" svg:x1="18.375cm" svg:y1="9.25cm" svg:x2="10.5cm" svg:y2="12.75cm" draw:start-shape="id1" draw:start-glue-point="2" draw:end-shape="id3" draw:end-glue-point="1" svg:d="M18375 9250v3500h-7875" svg:viewBox="0 0 7876 3501">
          <text:p text:style-name="P3">1-time retrieval for 2015<text:line-break/>and earlier data</text:p>
        </draw:connector>
        <draw:connector draw:style-name="gr5" draw:text-style-name="P3" draw:layer="layout" svg:x1="23.25cm" svg:y1="9.5cm" svg:x2="21.75cm" svg:y2="7.75cm" draw:start-shape="id4" draw:start-glue-point="3" draw:end-shape="id1" draw:end-glue-point="1" svg:d="M23250 9500h-750v-1750h-750" svg:viewBox="0 0 1501 1751">
          <text:p/>
        </draw:connector>
        <draw:custom-shape draw:style-name="gr6" draw:text-style-name="P2" xml:id="id4" draw:id="id4" draw:layer="layout" svg:width="15.75cm" svg:height="14.5cm" svg:x="23.25cm" svg:y="2.25cm">
          <text:p text:style-name="P1">ETL (local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cm" svg:y="3.5cm">
          <text:p text:style-name="P3">1) Identify/filter valid cases from Oracle tabl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cm" svg:y="7.75cm">
          <text:p text:style-name="P3">2) Consolidating/merging Oracle and Analytics tables/columns into single tables/column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cm" svg:y="12cm">
          <text:p text:style-name="P3">3) Finalization and valida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6.75cm" svg:height="3cm" svg:x="41cm" svg:y="6.5cm">
          <text:p text:style-name="P3">Staged PostgreSQL DB - pg_dump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1cm" svg:y1="8cm" svg:x2="39cm" svg:y2="9.5cm" draw:start-shape="id5" draw:start-glue-point="3" draw:end-shape="id4" draw:end-glue-point="1" svg:d="M41000 8000h-1000v1500h-1000" svg:viewBox="0 0 2001 1501">
          <text:p/>
        </draw:connector>
        <draw:custom-shape draw:style-name="gr8" draw:text-style-name="P2" xml:id="id6" draw:id="id6" draw:layer="layout" svg:width="18cm" svg:height="22cm" svg:x="49.5cm" svg:y="3cm">
          <text:p text:style-name="P1">AWS cloud hosting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9.5cm" svg:y1="14cm" svg:x2="47.75cm" svg:y2="8cm" draw:start-shape="id6" draw:start-glue-point="3" draw:end-shape="id5" draw:end-glue-point="1" svg:d="M49500 14000h-875v-6000h-875" svg:viewBox="0 0 1751 6001">
          <text:p/>
        </draw:connector>
        <draw:custom-shape draw:style-name="gr7" draw:text-style-name="P4" draw:layer="layout" svg:width="10cm" svg:height="3.75cm" svg:x="56.5cm" svg:y="3.5cm">
          <text:p text:style-name="P3">1) AWS-RDS set up for managed PostgreSQL servi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7.75cm">
          <text:p text:style-name="P3">2) Import data to RDS - pg_restor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12cm">
          <text:p text:style-name="P3">3) Set up security and acces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16.25cm">
          <text:p text:style-name="P3">4) Connect applications and user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20.5cm">
          <text:p text:style-name="P3">5) Optional backup and monitoring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cm" svg:height="23.5cm" svg:x="70cm" svg:y="3cm">
          <text:p text:style-name="P5">Potential concerns:</text:p>
          <text:p text:style-name="P5"/>
          <text:p text:style-name="P5">1) Data latency -&gt; minor as real-time is not necessary</text:p>
          <text:p text:style-name="P5"/>
          <text:p text:style-name="P5">2) (Relatively more) manual process and complexity in securing and transferring dump file (require ongoing monitoring and potential for human error) -&gt; this can be replaced with automated processes</text:p>
          <text:p text:style-name="P5"/>
          <text:p text:style-name="P5">3) Local resources needed for ETL jobs run locally -&gt; need a separate dedicated computer, and set contingency plans like laptop or cloud server failure, aka via backups</text:p>
          <text:p text:style-name="P5"/>
          <text:p text:style-name="P5">Potential alternatives:</text:p>
          <text:p text:style-name="P5">* Integrate most of the steps into cloud services altogether (downfall: learning curve + costly)</text:p>
          <text:p text:style-name="P5"/>
          <text:p text:style-name="P5">* Streamline the ETL process with data pipeline tool: Apache Airflow, dbt, or AWS Step Functions (downfall: learning cur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6.75cm" svg:height="3cm" svg:x="3cm" svg:y="30cm">
          <text:p text:style-name="P3">eCollision Oracle DB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6.75cm" svg:height="3cm" svg:x="3cm" svg:y="40.75cm">
          <text:p text:style-name="P3">eCollision Analytics D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8.25cm" svg:y1="34cm" svg:x2="9.75cm" svg:y2="31.5cm" draw:start-shape="id7" draw:start-glue-point="0" draw:end-shape="id8" draw:end-glue-point="1" svg:d="M18250 34000v-2500h-8500" svg:viewBox="0 0 8501 2501">
          <text:p text:style-name="P3">Periodic retrieval</text:p>
        </draw:connector>
        <draw:connector draw:style-name="gr4" draw:text-style-name="P3" draw:layer="layout" svg:x1="18.25cm" svg:y1="39.25cm" svg:x2="9.75cm" svg:y2="42.25cm" draw:start-shape="id7" draw:start-glue-point="2" draw:end-shape="id9" draw:end-glue-point="1" svg:d="M18250 39250v3000h-8500" svg:viewBox="0 0 8501 3001">
          <text:p text:style-name="P3">1-time retrieval for 2015<text:line-break/>and earlier data</text:p>
        </draw:connector>
        <draw:connector draw:style-name="gr5" draw:text-style-name="P3" draw:layer="layout" svg:x1="23.75cm" svg:y1="38.375cm" svg:x2="22.25cm" svg:y2="36.75cm" draw:start-shape="id10" draw:start-glue-point="3" svg:d="M23750 38375h-1000v-1625h-500" svg:viewBox="0 0 1501 1626">
          <text:p/>
        </draw:connector>
        <draw:custom-shape draw:style-name="gr10" draw:text-style-name="P2" xml:id="id10" draw:id="id10" draw:layer="layout" svg:width="15.75cm" svg:height="14.75cm" svg:x="23.75cm" svg:y="31cm">
          <text:p text:style-name="P1">ETL (dbt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.5cm" svg:y="32.5cm">
          <text:p text:style-name="P3">1) Identify/filter valid cases from Oracle tabl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.5cm" svg:y="36.75cm">
          <text:p text:style-name="P3">2) Consolidating/merging Oracle and Analytics tables/columns into single tables/column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28.5cm" svg:y="41cm">
          <text:p text:style-name="P3">3) Finalization and valida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6.75cm" svg:height="3cm" svg:x="41cm" svg:y="35.5cm">
          <text:p text:style-name="P3">Option #1: External cloud hosting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1cm" svg:y1="37cm" svg:x2="39.5cm" svg:y2="38.375cm" draw:start-shape="id11" draw:start-glue-point="3" draw:end-shape="id10" draw:end-glue-point="1" svg:d="M41000 37000h-750v1375h-750" svg:viewBox="0 0 1501 1376">
          <text:p/>
        </draw:connector>
        <draw:custom-shape draw:style-name="gr11" draw:text-style-name="P2" xml:id="id12" draw:id="id12" draw:layer="layout" svg:width="18cm" svg:height="22.75cm" svg:x="49.5cm" svg:y="26cm">
          <text:p text:style-name="P1">AWS cloud hosting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9.5cm" svg:y1="37.375cm" svg:x2="47.75cm" svg:y2="37cm" draw:start-shape="id12" draw:start-glue-point="3" draw:end-shape="id11" draw:end-glue-point="1" svg:d="M49500 37375h-875v-375h-875" svg:viewBox="0 0 1751 376">
          <text:p/>
        </draw:connector>
        <draw:custom-shape draw:style-name="gr7" draw:text-style-name="P4" draw:layer="layout" svg:width="10cm" svg:height="3.75cm" svg:x="56.5cm" svg:y="27cm">
          <text:p text:style-name="P3">1) AWS-RDS set up for managed database hosting servi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31.5cm">
          <text:p text:style-name="P3">2) Import data to RD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36cm">
          <text:p text:style-name="P3">3) Set up security and acces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40.25cm">
          <text:p text:style-name="P3">4) Connect applications and user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3.75cm" svg:x="56.5cm" svg:y="44.434cm">
          <text:p text:style-name="P3">5) Optional backup and monitoring</text:p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8cm" svg:height="5.25cm" svg:x="14.25cm" svg:y="34cm">
          <text:p text:style-name="P3">Snowflake/AWS Redshift data warehousing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6.75cm" svg:height="3cm" svg:x="41cm" svg:y="51.5cm">
          <text:p text:style-name="P3">Option #2: Direct hosting from Snowflak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1cm" svg:y1="53cm" svg:x2="39.5cm" svg:y2="38.375cm" draw:start-shape="id13" draw:start-glue-point="3" draw:end-shape="id10" draw:end-glue-point="1" svg:d="M41000 53000h-750v-14625h-750" svg:viewBox="0 0 1501 14626">
          <text:p/>
        </draw:connector>
        <draw:connector draw:style-name="gr5" draw:text-style-name="P3" draw:layer="layout" svg:x1="49.25cm" svg:y1="53.375cm" svg:x2="47.75cm" svg:y2="53cm" draw:start-shape="id14" draw:start-glue-point="3" draw:end-shape="id13" draw:end-glue-point="1" svg:d="M49250 53375h-750v-375h-750" svg:viewBox="0 0 1501 376">
          <text:p/>
        </draw:connector>
        <draw:custom-shape draw:style-name="gr7" draw:text-style-name="P4" draw:layer="layout" svg:width="10cm" svg:height="3.75cm" svg:x="56.25cm" svg:y="51.75cm">
          <text:p text:style-name="P3">Similar tasks as above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1cm" svg:height="5cm" svg:x="70cm" svg:y="27.5cm">
          <text:p text:style-name="P5">Potential concerns:</text:p>
          <text:p text:style-name="P5"/>
          <text:p text:style-name="P5">1) Costs</text:p>
          <text:p text:style-name="P5"/>
          <text:p text:style-name="P5">2) Additional learning curve in the earlier processes</text:p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11cm" svg:height="11.25cm" svg:x="70cm" svg:y="33.5cm">
          <text:p text:style-name="P5">Overall approach – the most viable approach:</text:p>
          <text:p text:style-name="P5"/>
          <text:p text:style-name="P5">* Set up most ELT pipeline locally in a separate machine that have schedule run</text:p>
          <text:p text:style-name="P5"/>
          <text:p text:style-name="P5">* Connect to AWS-RDS for multiple users’ access</text:p>
          <text:p text:style-name="P5"/>
          <text:p text:style-name="P5">* Incrementally swap out local computer to cloud components on Snowflake/dbt/AWS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7T10:26:44.071000000</meta:creation-date>
    <dc:date>2024-11-08T09:50:52.467000000</dc:date>
    <meta:editing-duration>PT43M51S</meta:editing-duration>
    <meta:editing-cycles>16</meta:editing-cycles>
    <meta:generator>LibreOffice/24.8.2.1$Windows_x86 LibreOffice_project/0f794b6e29741098670a3b95d60478a65d05ef13</meta:generator>
    <meta:document-statistic meta:object-count="46"/>
  </office:meta>
</office:document-meta>
</file>